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A000000AAEB1632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0.8125in" style:rel-column-width="1170*"/>
    </style:style>
    <style:style style:name="Table1.B" style:family="table-column">
      <style:table-column-properties style:column-width="1.7604in" style:rel-column-width="2535*"/>
    </style:style>
    <style:style style:name="Table1.C" style:family="table-column">
      <style:table-column-properties style:column-width="1.6042in" style:rel-column-width="2310*"/>
    </style:style>
    <style:style style:name="Table1.D" style:family="table-column">
      <style:table-column-properties style:column-width="1.2194in" style:rel-column-width="1756*"/>
    </style:style>
    <style:style style:name="Table1.E" style:family="table-column">
      <style:table-column-properties style:column-width="1.3403in" style:rel-column-width="1930*"/>
    </style:style>
    <style:style style:name="Table1.F" style:family="table-column">
      <style:table-column-properties style:column-width="2.6903in" style:rel-column-width="387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2" style:family="table-row">
      <style:table-row-properties style:row-height="0.5097in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Header">
      <style:paragraph-properties style:writing-mode="lr-tb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2" style:data-style-name="N0">2</text:variable-set>: The Planets</text:p>
      <text:p text:style-name="P3"/>
      <text:list xml:id="list39440320" text:style-name="L1">
        <text:list-item>
          <text:p text:style-name="P4">What does the word “Planet” mean?</text:p>
        </text:list-item>
      </text:list>
      <text:p text:style-name="P3"/>
      <text:list xml:id="list41283808" text:continue-numbering="true" text:style-name="L1">
        <text:list-item>
          <text:p text:style-name="P4">Complete the table:</text:p>
        </text:list-item>
      </text:list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Distance from Sun (km)</text:p>
          </table:table-cell>
          <table:table-cell table:style-name="Table1.A1" office:value-type="string">
            <text:p text:style-name="P1">Radius (km)</text:p>
          </table:table-cell>
          <table:table-cell table:style-name="Table1.A1" office:value-type="string">
            <text:p text:style-name="P1">Mass (kg)</text:p>
          </table:table-cell>
          <table:table-cell table:style-name="Table1.A1" office:value-type="string">
            <text:p text:style-name="P1">Viewing:</text:p>
          </table:table-cell>
          <table:table-cell table:style-name="Table1.F1" office:value-type="string">
            <text:p text:style-name="P1">Special features:</text:p>
          </table:table-cell>
        </table:table-row>
        <table:table-row table:style-name="Table1.2">
          <table:table-cell table:style-name="Table1.A2" office:value-type="string">
            <text:p text:style-name="P1">Mercur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>Venu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>Earth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>Mar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>Jupiter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>Satur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>Uranu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>Neptun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writing-mode="lr-tb"/>
    </style:style>
    <style:style style:name="MT1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2681in" svg:y="-0.2437in" svg:width="0.75in" svg:height="0.75in" draw:z-index="0"><draw:image xlink:href="Pictures/10000000000000AA000000AAEB163252.png" xlink:type="simple" xlink:show="embed" xlink:actuate="onLoad"/></draw:frame> <text:s text:c="11"/>Name: <text:tab/><text:tab/> <text:s text:c="58"/><text:tab/><text:tab/><text:tab/> <text:s text:c="6"/><text:date style:data-style-name="N37" text:date-value="2009-08-26T19:31:55.75" text:fixed="true">08/26/09</text:date></text:p>
      </style:header>
      <style:footer>
        <text:p text:style-name="Footer">1<text:span text:style-name="MT1">st</text:span> Nine Weeks<text:tab/> <text:s text:c="69"/><text:page-number text:select-page="current">1</text:page-number>/<text:page-count>1</text:page-count><text:tab/><text:tab/> <text:s text:c="22"/>Assignment <text:variable-get text:name="Assignment" office:value-type="float" style:data-style-name="N0">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6T19:31:55.75</meta:creation-date>
    <meta:editing-duration>PT01H30M15S</meta:editing-duration>
    <meta:editing-cycles>3</meta:editing-cycles>
    <meta:generator>OpenOffice.org/3.1$Win32 OpenOffice.org_project/310m11$Build-9399</meta:generator>
    <meta:initial-creator>Jonas Williamson</meta:initial-creator>
    <dc:date>2009-08-26T21:17:25.09</dc:date>
    <dc:creator>Jonas Williamson</dc:creator>
    <meta:printed-by>Jonas Williamson</meta:printed-by>
    <meta:print-date>2009-08-26T21:10:22.76</meta:print-date>
    <meta:document-statistic meta:table-count="1" meta:image-count="1" meta:object-count="0" meta:page-count="1" meta:paragraph-count="19" meta:word-count="44" meta:character-count="422"/>
    <meta:user-defined meta:name="Info 1"/>
    <meta:user-defined meta:name="Info 2"/>
    <meta:user-defined meta:name="Info 3"/>
    <meta:user-defined meta:name="Info 4"/>
  </office:meta>
</office:document-meta>
</file>